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54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6" style:family="paragraph">
      <style:paragraph-properties fo:margin-left="1.27cm" fo:margin-right="0cm" fo:margin-top="0cm" fo:margin-bottom="0cm" fo:text-align="center" fo:text-indent="-1.27cm" style:text-autospace="none"/>
    </style:style>
    <style:style style:name="P7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9" style:family="paragraph">
      <style:paragraph-properties fo:text-align="center" style:text-autospace="none"/>
    </style:style>
    <style:style style:name="P10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1" style:family="paragraph">
      <loext:graphic-properties draw:fill="none" draw:fill-color="#ffffff"/>
      <style:paragraph-properties fo:text-align="center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12" style:family="paragraph">
      <style:paragraph-properties fo:margin-left="0cm" fo:margin-right="0cm" fo:margin-top="0cm" fo:margin-bottom="0cm" fo:text-indent="0cm" style:text-autospace="none"/>
    </style:style>
    <style:style style:name="P13" style:family="paragraph">
      <loext:graphic-properties draw:fill="none" draw:fill-color="#ffffff"/>
      <style:paragraph-properties fo:margin-left="1.27cm" fo:margin-right="0cm" fo:margin-top="0cm" fo:margin-bottom="0cm" fo:text-align="start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3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Segoe UI1" style:font-size-asian="24pt" style:font-style-asian="normal" style:font-weight-asian="bold" style:font-name-complex="Segoe UI1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Segoe UI1" style:font-size-asian="36pt" style:font-style-asian="normal" style:font-weight-asian="bold" style:font-name-complex="Segoe UI1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Segoe UI1" style:font-size-asian="32pt" style:font-style-asian="normal" style:font-weight-asian="normal" style:font-name-complex="Segoe U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 Semibold" fo:font-size="20pt" fo:font-style="normal" fo:text-shadow="1pt 1pt" style:text-underline-style="none" fo:font-weight="normal" style:letter-kerning="true" style:font-name-asian="Segoe UI1" style:font-size-asian="20pt" style:font-style-asian="normal" style:font-weight-asian="normal" style:font-name-complex="Segoe UI1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Segoe UI1" style:font-size-asian="20pt" style:font-style-asian="normal" style:font-weight-asian="normal" style:font-name-complex="Segoe UI1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063cm" svg:x="1.524cm" svg:y="0.508cm">
          <draw:text-box>
            <text:p text:style-name="P1"><text:span text:style-name="T1">HYMN #826</text:span></text:p>
            <text:p text:style-name="P1"><text:span text:style-name="T2">“</text:span><text:span text:style-name="T2">Hark, the Voice of Jesus Crying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4" draw:layer="layout" svg:width="24.869cm" svg:height="7.011cm" svg:x="1.547cm" svg:y="0.508cm">
          <draw:text-box>
            <text:p text:style-name="P1"><text:span text:style-name="T3">1.</text:span><text:span text:style-name="T4"> Hark, the voice of Jesus crying,</text:span><text:span text:style-name="T4"><text:line-break/></text:span><text:span text:style-name="T4">“Who will go and work today?</text:span><text:span text:style-name="T4"><text:line-break/></text:span><text:span text:style-name="T4">Fields are white and harvests waiting—</text:span><text:span text:style-name="T4"><text:line-break/></text:span><text:span text:style-name="T4">Who will bear the sheaves away?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3" draw:text-style-name="P5" draw:layer="layout" svg:width="24.384cm" svg:height="7.011cm" svg:x="1.778cm" svg:y="0.609cm">
          <draw:text-box>
            <text:p text:style-name="P1"><text:span text:style-name="T4">Loud and long the Master calleth;</text:span><text:span text:style-name="T4"><text:line-break/></text:span><text:span text:style-name="T4">Rich reward He offers thee.</text:span><text:span text:style-name="T4"><text:line-break/></text:span><text:span text:style-name="T4">Who will answer, gladly saying,</text:span><text:span text:style-name="T4"><text:line-break/></text:span><text:span text:style-name="T4">“Here am I, send me, send me”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3" draw:text-style-name="P7" draw:layer="layout" svg:width="24.892cm" svg:height="7.011cm" svg:x="1.524cm" svg:y="0.609cm">
          <draw:text-box>
            <text:p text:style-name="P6"><text:span text:style-name="T5">2.</text:span><text:span text:style-name="T6"> If you cannot speak like angels,</text:span></text:p>
            <text:p text:style-name="P6"><text:span text:style-name="T6">If you cannot preach like Paul,</text:span></text:p>
            <text:p text:style-name="P6"><text:span text:style-name="T6">You can tell the love of Jesus,</text:span></text:p>
            <text:p text:style-name="P6"><text:span text:style-name="T6">You can say He died for a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3" draw:text-style-name="P8" draw:layer="layout" svg:width="24.638cm" svg:height="7.011cm" svg:x="1.778cm" svg:y="0.508cm">
          <draw:text-box>
            <text:p text:style-name="P6"><text:span text:style-name="T6">If you cannot rouse the wicked</text:span></text:p>
            <text:p text:style-name="P6"><text:span text:style-name="T6">With the judgment’s dread alarms,</text:span></text:p>
            <text:p text:style-name="P6"><text:span text:style-name="T6">You can lead the little children</text:span></text:p>
            <text:p text:style-name="P6"><text:span text:style-name="T6">To the Savior’s waiting arm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3" draw:text-style-name="P10" draw:layer="layout" svg:width="24.384cm" svg:height="7.011cm" svg:x="1.778cm" svg:y="0.508cm">
          <draw:text-box>
            <text:p text:style-name="P9"><text:span text:style-name="T5">3.</text:span><text:span text:style-name="T6"> If you cannot be a watchman,</text:span><text:span text:style-name="T6"><text:line-break/></text:span><text:span text:style-name="T6">Standing high on Zion’s wall,</text:span><text:span text:style-name="T6"><text:line-break/></text:span><text:span text:style-name="T6">Pointing out the path to heaven,</text:span><text:span text:style-name="T6"><text:line-break/></text:span><text:span text:style-name="T6">Off’ring life and peace to all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3" draw:text-style-name="P11" draw:layer="layout" svg:width="25.654cm" svg:height="7.011cm" svg:x="1.27cm" svg:y="0.508cm">
          <draw:text-box>
            <text:p text:style-name="P9"><text:span text:style-name="T6">With your prayers and with your bounties</text:span><text:span text:style-name="T6"><text:line-break/></text:span><text:span text:style-name="T6">You can do what God commands;</text:span><text:span text:style-name="T6"><text:line-break/></text:span><text:span text:style-name="T6">You can be like faithful Aaron,</text:span><text:span text:style-name="T6"><text:line-break/></text:span><text:span text:style-name="T6">Holding up the prophet’s hand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draw:frame draw:style-name="gr3" draw:text-style-name="P7" draw:layer="layout" svg:width="24.638cm" svg:height="7.011cm" svg:x="1.524cm" svg:y="0.508cm">
          <draw:text-box>
            <text:p text:style-name="P6"><text:span text:style-name="T5">4.</text:span><text:span text:style-name="T6"> Let none hear you idly saying,</text:span></text:p>
            <text:p text:style-name="P6"><text:span text:style-name="T6">“</text:span><text:span text:style-name="T6">There is nothing I can do,”</text:span></text:p>
            <text:p text:style-name="P6"><text:span text:style-name="T6">While the multitudes are dying</text:span></text:p>
            <text:p text:style-name="P6"><text:span text:style-name="T6">And the Master calls for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draw:frame draw:style-name="gr4" draw:text-style-name="P13" draw:layer="layout" svg:width="24.638cm" svg:height="12.46cm" svg:x="1.546cm" svg:y="0.536cm">
          <draw:text-box>
            <text:p text:style-name="P6"><text:span text:style-name="T6">Take the task He gives you gladly,</text:span></text:p>
            <text:p text:style-name="P6"><text:span text:style-name="T6">Let His work your pleasure be;</text:span></text:p>
            <text:p text:style-name="P6"><text:span text:style-name="T6">Answer quickly when He calleth,</text:span></text:p>
            <text:p text:style-name="P6"><text:span text:style-name="T6">“</text:span><text:span text:style-name="T6">Here am I, send me, send me!”</text:span></text:p>
            <text:p text:style-name="P12"><text:span text:style-name="T7"/></text:p>
            <text:p text:style-name="P12"><text:span text:style-name="T7"/></text:p>
            <text:p text:style-name="P12"><text:span text:style-name="T7"><text:s text:c="8"/></text:span><text:span text:style-name="T8"><text:s/></text:span><text:span text:style-name="T9">Public domain</text:span></text:p>
            <text:p text:style-name="P12"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5T14:35:08.339000000</meta:creation-date>
    <dc:title>Hymn template</dc:title>
    <meta:editing-duration>PT15M43S</meta:editing-duration>
    <meta:editing-cycles>9</meta:editing-cycles>
    <meta:generator>LibreOffice/6.1.3.2$Windows_X86_64 LibreOffice_project/86daf60bf00efa86ad547e59e09d6bb77c699acb</meta:generator>
    <meta:initial-creator>Arthur Hoch</meta:initial-creator>
    <dc:date>2019-02-05T21:02:36.163000000</dc:date>
    <meta:document-statistic meta:object-count="156"/>
    <meta:template xlink:type="simple" xlink:actuate="onRequest" xlink:title="Hymn template" xlink:href="../../AppData/Roaming/LibreOffice/4/user/template/Worship%20Templsates/Hymn%20template.otp" meta:date="2014-11-15T14:35:07.965000000"/>
  </office:meta>
</office:document-meta>
</file>